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Courier" svg:font-family="Courier" style:font-family-generic="swiss" style:font-pitch="variable"/>
    <style:font-face style:name="Droid Sans Fallback1" svg:font-family="'Droid Sans Fallback'" style:font-adornments="Regular" style:font-family-generic="swiss" style:font-pitch="variable"/>
    <style:font-face style:name="Droid Sans Fallback" svg:font-family="'Droid Sans Fallback'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849" officeooo:paragraph-rsid="000ed849"/>
    </style:style>
    <style:style style:name="P2" style:family="paragraph" style:parent-style-name="Standard">
      <style:text-properties officeooo:paragraph-rsid="0014d52c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4d52c"/>
    </style:style>
    <style:style style:name="P4" style:family="paragraph" style:parent-style-name="Text_20_body">
      <style:text-properties officeooo:rsid="0012f94a" officeooo:paragraph-rsid="0012f94a"/>
    </style:style>
    <style:style style:name="P5" style:family="paragraph" style:parent-style-name="Text_20_body">
      <style:text-properties officeooo:rsid="0017cd56" officeooo:paragraph-rsid="0017cd56"/>
    </style:style>
    <style:style style:name="P6" style:family="paragraph" style:parent-style-name="Text_20_body">
      <style:text-properties fo:font-weight="bold" officeooo:rsid="0018a38e" officeooo:paragraph-rsid="0018a38e" style:font-weight-asian="bold" style:font-weight-complex="bold"/>
    </style:style>
    <style:style style:name="P7" style:family="paragraph" style:parent-style-name="Text_20_body">
      <style:text-properties fo:font-weight="normal" officeooo:rsid="0018a38e" officeooo:paragraph-rsid="0018a38e" style:font-weight-asian="normal" style:font-weight-complex="normal"/>
    </style:style>
    <style:style style:name="P8" style:family="paragraph" style:parent-style-name="Text_20_body">
      <style:paragraph-properties fo:background-color="#cccccc">
        <style:tab-stops/>
        <style:background-image/>
      </style:paragraph-properties>
      <style:text-properties style:font-name="Courier" officeooo:rsid="0017cd56" officeooo:paragraph-rsid="0017cd56"/>
    </style:style>
    <style:style style:name="P9" style:family="paragraph" style:parent-style-name="Heading_20_2">
      <style:text-properties officeooo:rsid="00110751"/>
    </style:style>
    <style:style style:name="T1" style:family="text">
      <style:text-properties officeooo:rsid="000d1f45"/>
    </style:style>
    <style:style style:name="T2" style:family="text">
      <style:text-properties officeooo:rsid="0014d52c"/>
    </style:style>
    <style:style style:name="T3" style:family="text">
      <style:text-properties officeooo:rsid="001a9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Bash</text:h>
      <text:p text:style-name="P4">Outline: </text:p>
      <text:p text:style-name="P4">1. Bash and Bash script</text:p>
      <text:p text:style-name="P4">2. Bash environment</text:p>
      <text:p text:style-name="P4">3. Regular expression</text:p>
      <text:p text:style-name="P4">4. GNU sed stream editor</text:p>
      <text:p text:style-name="P4">5. GNU awk programming language</text:p>
      <text:p text:style-name="P4">6. Interactive script</text:p>
      <text:p text:style-name="P4">7. Catching signals</text:p>
      <text:p text:style-name="P1"><text:span text:style-name="T2">[1] </text:span>Bash-Beginners-Guide: <text:a xlink:type="simple" xlink:href="http://tldp.org/LDP/Bash-Beginners-Guide/html/index.html"><text:span text:style-name="T1">http://tldp.org/LDP/Bash-Beginners-Guide/html/index.html</text:span></text:a></text:p>
      <text:p text:style-name="P2"><text:span text:style-name="T2">[2] New version: </text:span><text:a xlink:type="simple" xlink:href="http://tille.garrels.be/training/bash/"><text:span text:style-name="T2">http://tille.garrels.be/training/bash/</text:span></text:a></text:p>
      <text:p text:style-name="P2"><text:span text:style-name="T2">[3] 正则表达式30分钟入门教程: </text:span><text:a xlink:type="simple" xlink:href="http://deerchao.net/tutorials/regex/regex.htm#howtouse"><text:span text:style-name="T2">http://deerchao.net/tutorials/regex/regex.htm#howtouse</text:span></text:a></text:p>
      <text:p text:style-name="P3"/>
      <text:p text:style-name="P2"/>
      <text:h text:style-name="Heading_20_2" text:outline-level="2">Git</text:h>
      <text:p text:style-name="P5">如下方法clone不是都可以，有时只有一种可以。</text:p>
      <text:p text:style-name="P8">git clone <text:a xlink:type="simple" xlink:href="mailto:git@github.com">git@github.com</text:a>:frank2679/xx.git</text:p>
      <text:p text:style-name="P8">git clone https://github.com:frank2679/xx.git</text:p>
      <text:p text:style-name="P7">自己搭建一个git服务器<text:span text:style-name="T3">。</text:span></text:p>
      <text:p text:style-name="P6">Reference:</text:p>
      <text:p text:style-name="P7">[1] 廖雪峰网站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canthis ADF Std" svg:font-family="'Accanthis ADF Std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Courier" svg:font-family="Courier" style:font-family-generic="swiss" style:font-pitch="variable"/>
    <style:font-face style:name="Droid Sans Fallback1" svg:font-family="'Droid Sans Fallback'" style:font-adornments="Regular" style:font-family-generic="swiss" style:font-pitch="variable"/>
    <style:font-face style:name="Droid Sans Fallback" svg:font-family="'Droid Sans Fallback'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style-name="标准" style:font-family-generic="swiss" style:font-pitch="variable" fo:font-size="14pt" style:font-name-asian="Droid Sans Fallback" style:font-family-asian="'Droid Sans Fallback'" style:font-style-name-asian="标准" style:font-family-generic-asian="swiss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text-properties fo:font-size="12pt" style:font-name-asian="Droid Sans Fallback1" style:font-family-asian="'Droid Sans Fallback'" style:font-style-name-asian="Regular" style:font-family-generic-asian="swiss" style:font-pitch-asian="variable" style:font-size-asian="10.5pt" style:font-size-complex="12pt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3:42:45.196078108</meta:creation-date>
    <dc:date>2016-04-22T17:15:46.311306096</dc:date>
    <meta:editing-duration>PT19M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96" meta:character-count="526" meta:non-whitespace-character-count="493"/>
  </office:meta>
</office:document-meta>
</file>